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557a" officeooo:paragraph-rsid="0003557a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n <text:span text:style-name="T1">exampl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8:43:15.859000000</meta:creation-date>
    <dc:date>2016-02-20T18:43:59.370000000</dc:date>
    <meta:editing-duration>PT44S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  <meta:generator>LibreOffice/5.1.0.3$Windows_x86 LibreOffice_project/5e3e00a007d9b3b6efb6797a8b8e57b51ab1f737</meta:generator>
  </office:meta>
</office:document-meta>
</file>